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Základnítext" style:family="paragraph">
      <style:text-properties fo:background-color="#FFFF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43/2018<text:bookmark-end text:name="Text14"/></text:p>
            <text:p text:style-name="Normální">KVOP-44747/2018<text:bookmark-end text:name="Text2"/></text:p>
            <text:p text:style-name="Normální"><text:bookmark-start text:name="Text6"/>12. 10. 2018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A. Ch.</text:p>
            <text:p text:style-name="Normální">e-mail:<text:s/></text:p>
            <text:p text:style-name="Normální"/>
            <text:p text:style-name="Normální"><text:bookmark-start text:name="Text10"/><text:s text:c="5"/><text:bookmark-end text:name="Text10"/></text:p>
            <text:p text:style-name="Normální"><text:bookmark-start text:name="Text11"/><text:s/><text:bookmark-end text:name="Text11"/><text:s/><text:bookmark-start text:name="Text12"/><text:s text:c="5"/><text:bookmark-end text:name="Text12"/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á paní Ch.,</text:p>
      <text:p text:style-name="Základnítext">dne 1. 10. 2018 byla do Kanceláře veřejného ochránce práv doručena Vaše žádost podle zákona č. 106/1999 Sb., o svobodném přístupu k informacím, ve znění pozdějších předpisů, kterou žádáte o statut poradního orgánu veřejného ochránce práv pro oblast ochrany práv osob se zdravotním postižením.</text:p>
      <text:p text:style-name="Základnítext">Ve smyslu zákona o svobodném přístupu k informacím Vám statut poradního orgánu zasílám přílohou tohoto vyrozumění.</text:p>
      <text:p text:style-name="Základnítext">V souvislosti s Vaším dotazem si Vás rovněž dovoluji informovat, že v dohledné době bude statut poradního orgánu rovněž umístěn na webových stránkách veřejného ochránce práv<text:s/><text:a xlink:href="http://www.ochrance.cz" office:target-frame-name="_top" xlink:show="replace"><text:span text:style-name="Hypertextovýodkaz">www.ochrance.cz</text:span></text:a>.</text:p>
      <text:p text:style-name="Základnítext">S pozdravem</text:p>
      <text:p text:style-name="Základnítext"/>
      <text:p text:style-name="Základnítext"/>
      <text:p text:style-name="podpis">Mgr. Petra Zdražilová</text:p>
      <text:p text:style-name="podpis">ředitelka sekce právní</text:p>
      <text:p text:style-name="podpis"><text:s/>(dopis je opatřen elektronickým podpisem)</text:p>
      <text:p text:style-name="Základnítext"/>
      <text:p text:style-name="Základnítext"/>
      <text:p text:style-name="P17"/>
      <text:p text:style-name="Příloha">Příloha:</text:p>
      <text:p text:style-name="Základnítext">Statut poradního orgánu veřejného ochránce práv pro oblast ochrany práv osob se zdravotním postižením</text:p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8WGTY*</text:span>*KVOPX008WGTY*</text:p>
        <text:p text:style-name="P12"><text:span text:style-name="T13">KVOPX008WGTY</text:span>KVOPX008WGTY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1-08T09:18:00Z</meta:creation-date>
    <dc:date>2019-01-08T09:19:00Z</dc:date>
    <meta:print-date>2016-06-27T08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1" meta:paragraph-count="2" meta:word-count="166" meta:character-count="1145" meta:row-count="8" meta:non-whitespace-character-count="981"/>
  </office:meta>
</office:document-meta>
</file>